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399cm"/>
    </style:style>
    <style:style style:name="gr6" style:family="graphic" style:parent-style-name="standard">
      <style:graphic-properties draw:stroke="none" svg:stroke-color="#000000" draw:fill="none" draw:fill-color="#ffffff" fo:min-height="1.675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6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9cm" svg:height="16.5cm" svg:x="1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6cm" svg:height="14.9cm" svg:x="1.2cm" svg:y="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3cm" svg:height="1.3cm" svg:x="17cm" svg:y="23.8cm">
          <draw:text-box>
            <text:p><text:span text:style-name="T1">Programmable</text:span></text:p>
            <text:p><text:span text:style-name="T1">Logic (PL)</text:span></text:p>
          </draw:text-box>
        </draw:frame>
        <draw:custom-shape draw:style-name="gr4" draw:text-style-name="P2" draw:layer="layout" svg:width="3.3cm" svg:height="2.2cm" svg:x="2.671cm" svg:y="3.135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2.371cm" svg:y="3.435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2.071cm" svg:y="3.735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.771cm" svg:y="4.135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2cm" svg:height="1.649cm" svg:x="1cm" svg:y="6.751cm">
          <draw:text-box>
            <text:p><text:span text:style-name="T2">Serial </text:span></text:p>
            <text:p><text:span text:style-name="T2">data</text:span></text:p>
          </draw:text-box>
        </draw:frame>
        <draw:custom-shape draw:style-name="gr4" draw:text-style-name="P2" draw:layer="layout" svg:width="3.3cm" svg:height="2.2cm" svg:x="2.6cm" svg:y="9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2.3cm" svg:y="9.3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2cm" svg:y="9.6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.7cm" svg:y="10cm">
          <text:p text:style-name="P1"><text:span text:style-name="T2">ADC</text:span></text:p>
          <text:p text:style-name="P1"><text:span text:style-name="T2">readout 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layer="layout" svg:width="3.1cm" svg:height="1.925cm" svg:x="16.9cm" svg:y="21.7cm">
          <draw:text-box>
            <text:p>ADC</text:p>
            <text:p>interface</text:p>
          </draw:text-box>
        </draw:frame>
        <draw:custom-shape draw:style-name="gr4" draw:text-style-name="P2" draw:layer="layout" svg:width="3.7cm" svg:height="1.7cm" svg:x="1.6cm" svg:y="14.1cm">
          <text:p text:style-name="P1"><text:span text:style-name="T2"/></text:p>
          <text:p text:style-name="P1"><text:span text:style-name="T2">Samples </text:span></text:p>
          <text:p text:style-name="P1"><text:span text:style-name="T2">buff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2.6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4cm" svg:height="1.3cm" svg:x="1.9cm" svg:y="1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4cm" svg:height="1.3cm" svg:x="3.6cm" svg:y="1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2.5cm" svg:height="1.4cm" svg:x="2.1cm" svg:y="17.3cm">
          <text:p text:style-name="P1"><text:span text:style-name="T2">DS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5cm" svg:x="2.5cm" svg:y="18.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5" draw:layer="layout" svg:width="2.8cm" svg:height="0.9cm" svg:x="3.7cm" svg:y="19cm">
          <draw:text-box>
            <text:p><text:span text:style-name="T3">16 bit pixel</text:span></text:p>
          </draw:text-box>
        </draw:frame>
        <draw:custom-shape draw:style-name="gr4" draw:text-style-name="P2" draw:layer="layout" svg:width="3.3cm" svg:height="2.2cm" svg:x="7.1cm" svg:y="9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6.8cm" svg:y="9.3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6.5cm" svg:y="9.6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6.2cm" svg:y="10cm">
          <text:p text:style-name="P1"><text:span text:style-name="T2">ADC</text:span></text:p>
          <text:p text:style-name="P1"><text:span text:style-name="T2">readout 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7cm" svg:height="1.7cm" svg:x="6.1cm" svg:y="14.1cm">
          <text:p text:style-name="P1"><text:span text:style-name="T2"/></text:p>
          <text:p text:style-name="P1"><text:span text:style-name="T2">Samples </text:span></text:p>
          <text:p text:style-name="P1"><text:span text:style-name="T2">buff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7.1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4cm" svg:height="1.3cm" svg:x="6.4cm" svg:y="1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4cm" svg:height="1.3cm" svg:x="8.1cm" svg:y="1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2.5cm" svg:height="1.4cm" svg:x="6.6cm" svg:y="17.3cm">
          <text:p text:style-name="P1"><text:span text:style-name="T2">DS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5cm" svg:x="7cm" svg:y="1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3cm" svg:height="2.2cm" svg:x="11.6cm" svg:y="9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1.3cm" svg:y="9.3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1cm" svg:y="9.6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0.7cm" svg:y="10cm">
          <text:p text:style-name="P1"><text:span text:style-name="T2">ADC</text:span></text:p>
          <text:p text:style-name="P1"><text:span text:style-name="T2">readout 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7cm" svg:height="1.7cm" svg:x="10.6cm" svg:y="14.1cm">
          <text:p text:style-name="P1"><text:span text:style-name="T2"/></text:p>
          <text:p text:style-name="P1"><text:span text:style-name="T2">Samples </text:span></text:p>
          <text:p text:style-name="P1"><text:span text:style-name="T2">buff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11.6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4cm" svg:height="1.3cm" svg:x="10.9cm" svg:y="1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4cm" svg:height="1.3cm" svg:x="12.6cm" svg:y="1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2.5cm" svg:height="1.4cm" svg:x="11.1cm" svg:y="17.3cm">
          <text:p text:style-name="P1"><text:span text:style-name="T2">DS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5cm" svg:x="11.5cm" svg:y="1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3cm" svg:height="2.2cm" svg:x="16.2cm" svg:y="9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5.9cm" svg:y="9.3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5.6cm" svg:y="9.6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5.3cm" svg:y="10cm">
          <text:p text:style-name="P1"><text:span text:style-name="T2">ADC</text:span></text:p>
          <text:p text:style-name="P1"><text:span text:style-name="T2">readout c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7cm" svg:height="1.7cm" svg:x="15.2cm" svg:y="14.1cm">
          <text:p text:style-name="P1"><text:span text:style-name="T2"/></text:p>
          <text:p text:style-name="P1"><text:span text:style-name="T2">Samples </text:span></text:p>
          <text:p text:style-name="P1"><text:span text:style-name="T2">buff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7cm" svg:x="16.2cm" svg:y="12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4cm" svg:height="1.3cm" svg:x="15.5cm" svg:y="1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4cm" svg:height="1.3cm" svg:x="17.2cm" svg:y="1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2.5cm" svg:height="1.4cm" svg:x="15.7cm" svg:y="17.3cm">
          <text:p text:style-name="P1"><text:span text:style-name="T2">DS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5cm" svg:x="16.1cm" svg:y="1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7cm" svg:height="2.3cm" svg:x="2.7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7cm" svg:height="2.2cm" svg:x="7.6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7cm" svg:height="2.2cm" svg:x="12.2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7cm" svg:height="2.3cm" svg:x="16.9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3.3cm" svg:height="2.2cm" svg:x="7.5cm" svg:y="3.2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7.2cm" svg:y="3.5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6.9cm" svg:y="3.8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6.6cm" svg:y="4.2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2.3cm" svg:y="3.2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2cm" svg:y="3.5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1.7cm" svg:y="3.8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1.4cm" svg:y="4.2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6.9cm" svg:y="3.1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6.6cm" svg:y="3.4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6.3cm" svg:y="3.7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3cm" svg:height="2.2cm" svg:x="16cm" svg:y="4.1cm">
          <text:p text:style-name="P1"><text:span text:style-name="T2">AD79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2.1cm" svg:height="0.9cm" svg:x="4.1cm" svg:y="12.6cm">
          <draw:text-box>
            <text:p><text:span text:style-name="T3">4x18 bit</text:span></text:p>
          </draw:text-box>
        </draw:frame>
        <draw:frame draw:style-name="gr7" draw:text-style-name="P5" draw:layer="layout" svg:width="2.1cm" svg:height="0.9cm" svg:x="8.5cm" svg:y="12.6cm">
          <draw:text-box>
            <text:p><text:span text:style-name="T3">4x18 bit</text:span></text:p>
          </draw:text-box>
        </draw:frame>
        <draw:frame draw:style-name="gr7" draw:text-style-name="P5" draw:layer="layout" svg:width="2.1cm" svg:height="0.9cm" svg:x="13.1cm" svg:y="12.6cm">
          <draw:text-box>
            <text:p><text:span text:style-name="T3">4x18 bit</text:span></text:p>
          </draw:text-box>
        </draw:frame>
        <draw:frame draw:style-name="gr7" draw:text-style-name="P5" draw:layer="layout" svg:width="2.1cm" svg:height="0.9cm" svg:x="17.6cm" svg:y="12.6cm">
          <draw:text-box>
            <text:p><text:span text:style-name="T3">4x18 bit</text:span></text:p>
          </draw:text-box>
        </draw:frame>
        <draw:frame draw:style-name="gr7" draw:text-style-name="P5" draw:layer="layout" svg:width="2.8cm" svg:height="0.9cm" svg:x="8.146cm" svg:y="19cm">
          <draw:text-box>
            <text:p><text:span text:style-name="T3">16 bit pixel</text:span></text:p>
          </draw:text-box>
        </draw:frame>
        <draw:frame draw:style-name="gr7" draw:text-style-name="P5" draw:layer="layout" svg:width="2.8cm" svg:height="0.9cm" svg:x="12.7cm" svg:y="19cm">
          <draw:text-box>
            <text:p><text:span text:style-name="T3">16 bit pixel</text:span></text:p>
          </draw:text-box>
        </draw:frame>
        <draw:frame draw:style-name="gr7" draw:text-style-name="P5" draw:layer="layout" svg:width="2.6cm" svg:height="0.9cm" svg:x="17.3cm" svg:y="19cm">
          <draw:text-box>
            <text:p><text:span text:style-name="T3">16 bit pixel</text:span></text:p>
          </draw:text-box>
        </draw:frame>
        <draw:frame draw:style-name="gr7" draw:text-style-name="P5" draw:layer="layout" svg:width="2.3cm" svg:height="0.9cm" svg:x="2.3cm" svg:y="20.3cm">
          <draw:text-box>
            <text:p><text:span text:style-name="T3">To DMA0</text:span></text:p>
          </draw:text-box>
        </draw:frame>
        <draw:frame draw:style-name="gr7" draw:text-style-name="P5" draw:layer="layout" svg:width="2.3cm" svg:height="0.9cm" svg:x="6.8cm" svg:y="20.3cm">
          <draw:text-box>
            <text:p><text:span text:style-name="T3">To DMA1</text:span></text:p>
          </draw:text-box>
        </draw:frame>
        <draw:frame draw:style-name="gr7" draw:text-style-name="P5" draw:layer="layout" svg:width="2.4cm" svg:height="0.9cm" svg:x="11.3cm" svg:y="20.3cm">
          <draw:text-box>
            <text:p><text:span text:style-name="T3">To DMA2</text:span></text:p>
          </draw:text-box>
        </draw:frame>
        <draw:frame draw:style-name="gr7" draw:text-style-name="P5" draw:layer="layout" svg:width="2.4cm" svg:height="0.9cm" svg:x="15.9cm" svg:y="20.3cm">
          <draw:text-box>
            <text:p><text:span text:style-name="T3">To DMA3</text:span></text:p>
          </draw:text-box>
        </draw:frame>
        <draw:frame draw:style-name="gr5" draw:text-style-name="P4" draw:layer="layout" svg:width="2.2cm" svg:height="1.649cm" svg:x="1cm" svg:y="12.451cm">
          <draw:text-box>
            <text:p><text:span text:style-name="T2">Parallel </text:span></text:p>
            <text:p><text:span text:style-name="T2">data</text:span></text:p>
          </draw:text-box>
        </draw:frame>
        <draw:frame draw:style-name="gr8" draw:text-style-name="P4" draw:layer="layout" svg:width="3.7cm" svg:height="1.487cm" svg:x="2.3cm" svg:y="1.6cm">
          <draw:text-box>
            <text:p><text:span text:style-name="T2">CCD readout channel 0 (H)</text:span></text:p>
          </draw:text-box>
        </draw:frame>
        <draw:frame draw:style-name="gr8" draw:text-style-name="P4" draw:layer="layout" svg:width="3.7cm" svg:height="1.487cm" svg:x="7.1cm" svg:y="1.6cm">
          <draw:text-box>
            <text:p><text:span text:style-name="T2">CCD readout channel 1 (G)</text:span></text:p>
          </draw:text-box>
        </draw:frame>
        <draw:frame draw:style-name="gr8" draw:text-style-name="P4" draw:layer="layout" svg:width="3.7cm" svg:height="1.487cm" svg:x="11.9cm" svg:y="1.6cm">
          <draw:text-box>
            <text:p><text:span text:style-name="T2">CCD readout channel 2 (E)</text:span></text:p>
          </draw:text-box>
        </draw:frame>
        <draw:frame draw:style-name="gr8" draw:text-style-name="P4" draw:layer="layout" svg:width="3.7cm" svg:height="1.487cm" svg:x="16.4cm" svg:y="1.613cm">
          <draw:text-box>
            <text:p><text:span text:style-name="T2">CCD readout channel 3 (F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30T13:25:45.81</meta:creation-date>
    <dc:date>2015-05-18T17:09:51.344792161</dc:date>
    <meta:editing-duration>PT12H41M20S</meta:editing-duration>
    <meta:editing-cycles>92</meta:editing-cycles>
    <meta:generator>LibreOffice/4.2.8.2$Linux_X86_64 LibreOffice_project/420m0$Build-2</meta:generator>
    <meta:document-statistic meta:object-count="82"/>
  </office:meta>
</office:document-meta>
</file>